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052fa" officeooo:paragraph-rsid="000052fa"/>
    </style:style>
    <style:style style:name="P2" style:family="paragraph" style:parent-style-name="Text_20_body" style:list-style-name="L2">
      <style:text-properties officeooo:rsid="000052fa" officeooo:paragraph-rsid="000052fa"/>
    </style:style>
    <style:style style:name="P3" style:family="paragraph" style:parent-style-name="Text_20_body" style:list-style-name="L2">
      <style:paragraph-properties fo:margin-top="0cm" fo:margin-bottom="0.146cm" loext:contextual-spacing="false"/>
      <style:text-properties officeooo:rsid="000052fa" officeooo:paragraph-rsid="000052fa"/>
    </style:style>
    <style:style style:name="P4" style:family="paragraph" style:parent-style-name="Text_20_body" style:list-style-name="L2">
      <style:paragraph-properties fo:margin-top="0cm" fo:margin-bottom="0.146cm" loext:contextual-spacing="false"/>
      <style:text-properties officeooo:rsid="0001afd5" officeooo:paragraph-rsid="0001afd5"/>
    </style:style>
    <style:style style:name="T1" style:family="text">
      <style:text-properties officeooo:rsid="0001af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O DO</text:h>
      <text:list xml:id="list3867576800" text:style-name="L2">
        <text:list-item>
          <text:p text:style-name="P2">Pre-processing</text:p>
          <text:list>
            <text:list-item>
              <text:p text:style-name="P3">Data augmentation</text:p>
              <text:list>
                <text:list-item>
                  <text:p text:style-name="P3">Not needed for 0</text:p>
                </text:list-item>
                <text:list-item>
                  <text:p text:style-name="P3">Only one rotation for 2,3 <text:span text:style-name="T1">(180)</text:span></text:p>
                </text:list-item>
                <text:list-item>
                  <text:p text:style-name="P3">Two rotations for 1 <text:span text:style-name="T1">(90,180)</text:span></text:p>
                </text:list-item>
              </text:list>
            </text:list-item>
            <text:list-item>
              <text:p text:style-name="P3">Green Channel extraction</text:p>
            </text:list-item>
            <text:list-item>
              <text:p text:style-name="P3">Median filter</text:p>
            </text:list-item>
            <text:list-item>
              <text:p text:style-name="P3">CLAHE</text:p>
            </text:list-item>
          </text:list>
        </text:list-item>
        <text:list-item>
          <text:p text:style-name="P4">Then build and train the networ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6:05:37.359572888</meta:creation-date>
    <dc:date>2019-01-25T16:10:03.327303715</dc:date>
    <meta:editing-duration>PT4M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41" meta:character-count="194" meta:non-whitespace-character-count="172"/>
  </office:meta>
</office:document-meta>
</file>